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PT Sans" svg:font-family="PT Sans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3" style:parent-style-name="Fuentedepárrafopredeter." style:family="text">
      <style:text-properties fo:color="#0066B3"/>
    </style:style>
    <style:style style:name="T4" style:parent-style-name="Fuentedepárrafopredeter." style:family="text">
      <style:text-properties style:font-name="PT Sans" fo:color="#0066B3" fo:font-size="9.5pt" style:font-size-asian="9.5pt"/>
    </style:style>
    <style:style style:name="T5" style:parent-style-name="Fuentedepárrafopredeter." style:family="text">
      <style:text-properties style:font-name="PT Sans" fo:color="#0066B3" fo:font-size="9.5pt" style:font-size-asian="9.5pt"/>
    </style:style>
    <style:style style:name="T6" style:parent-style-name="Fuentedepárrafopredeter." style:family="text">
      <style:text-properties style:font-name="PT Sans" fo:color="#0066B3" fo:font-size="9.5pt" style:font-size-asian="9.5pt"/>
    </style:style>
    <style:style style:name="T7" style:parent-style-name="Fuentedepárrafopredeter." style:family="text">
      <style:text-properties fo:font-weight="bold" style:font-weight-asian="bold" style:font-weight-complex="bold"/>
    </style:style>
    <style:style style:name="T8" style:parent-style-name="Fuentedepárrafopredeter." style:family="text">
      <style:text-properties fo:color="#0066B3"/>
    </style:style>
    <style:style style:name="T9" style:parent-style-name="Fuentedepárrafopredeter." style:family="text">
      <style:text-properties fo:color="#0066B3"/>
    </style:style>
    <style:style style:name="T10" style:parent-style-name="Fuentedepárrafopredeter." style:family="text">
      <style:text-properties fo:color="#0066B3"/>
    </style:style>
    <style:style style:name="T11" style:parent-style-name="Fuentedepárrafopredeter." style:family="text">
      <style:text-properties fo:font-weight="bold" style:font-weight-asian="bold" style:font-weight-complex="bold"/>
    </style:style>
    <style:style style:name="TableColumn13" style:family="table-column">
      <style:table-column-properties style:column-width="2.4in" style:use-optimal-column-width="false"/>
    </style:style>
    <style:style style:name="TableColumn14" style:family="table-column">
      <style:table-column-properties style:column-width="2.2833in" style:use-optimal-column-width="false"/>
    </style:style>
    <style:style style:name="Table12" style:family="table">
      <style:table-properties style:width="4.6833in" fo:margin-left="0.9541in" table:align="lef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1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</style:style>
    <style:style style:name="TableCell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</style:style>
    <style:style style:name="TableCell4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</style:style>
    <style:style style:name="TableCell4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</style:style>
    <style:style style:name="TableCell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</style:style>
    <style:style style:name="TableCell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</style:style>
    <style:style style:name="P60" style:parent-style-name="Standard" style:family="paragraph">
      <style:text-properties fo:font-weight="bold" style:font-weight-asian="bold" style:font-weight-complex="bold"/>
    </style:style>
    <style:style style:name="P61" style:parent-style-name="Standard" style:family="paragraph">
      <style:text-properties fo:font-weight="bold" style:font-weight-asian="bold" style:font-weight-complex="bold"/>
    </style:style>
    <style:style style:name="P62" style:parent-style-name="Standard" style:family="paragraph">
      <style:text-properties fo:font-weight="bold" style:font-weight-asian="bold" style:font-weight-complex="bold"/>
    </style:style>
    <style:style style:name="T63" style:parent-style-name="Fuentedepárrafopredeter." style:family="text">
      <style:text-properties fo:font-weight="bold" style:font-weight-asian="bold" style:font-weight-complex="bold"/>
    </style:style>
    <style:style style:name="T64" style:parent-style-name="Fuentedepárrafopredeter." style:family="text">
      <style:text-properties fo:font-weight="bold" style:font-weight-asian="bold" style:font-weight-complex="bold"/>
    </style:style>
    <style:style style:name="T65" style:parent-style-name="Fuentedepárrafopredeter." style:family="text">
      <style:text-properties fo:font-weight="bold" style:font-weight-asian="bold" style:font-weight-complex="bold"/>
    </style:style>
    <style:style style:name="T66" style:parent-style-name="Fuentedepárrafopredeter." style:family="text">
      <style:text-properties fo:font-weight="bold" style:font-weight-asian="bold" style:font-weight-complex="bold"/>
    </style:style>
    <style:style style:name="T67" style:parent-style-name="Fuentedepárrafopredeter." style:family="text">
      <style:text-properties fo:font-weight="bold" style:font-weight-asian="bold"/>
    </style:style>
    <style:style style:name="T68" style:parent-style-name="Fuentedepárrafopredeter." style:family="text">
      <style:text-properties fo:font-weight="bold" style:font-weight-asian="bold" style:font-weight-complex="bold"/>
    </style:style>
    <style:style style:name="T69" style:parent-style-name="Fuentedepárrafopredeter." style:family="text">
      <style:text-properties fo:font-weight="bold" style:font-weight-asian="bold" style:font-weight-complex="bold"/>
    </style:style>
    <style:style style:name="T70" style:parent-style-name="Fuentedepárrafopredeter." style:family="text">
      <style:text-properties fo:font-weight="bold" style:font-weight-asian="bold" style:font-weight-complex="bold"/>
    </style:style>
    <style:style style:name="T71" style:parent-style-name="Fuentedepárrafopredeter." style:family="text">
      <style:text-properties fo:font-weight="bold" style:font-weight-asian="bold" style:font-weight-complex="bold"/>
    </style:style>
    <style:style style:name="T72" style:parent-style-name="Fuentedepárrafopredeter." style:family="text">
      <style:text-properties fo:font-weight="bold" style:font-weight-asian="bold"/>
    </style:style>
    <style:style style:name="T73" style:parent-style-name="Fuentedepárrafopredeter." style:family="text">
      <style:text-properties fo:font-weight="bold" style:font-weight-asian="bold" style:font-weight-complex="bold"/>
    </style:style>
    <style:style style:name="T74" style:parent-style-name="Fuentedepárrafopredeter." style:family="text">
      <style:text-properties fo:font-weight="bold" style:font-weight-asian="bold" style:font-weight-complex="bold"/>
    </style:style>
    <style:style style:name="T75" style:parent-style-name="Fuentedepárrafopredeter." style:family="text">
      <style:text-properties fo:font-weight="bold" style:font-weight-asian="bold" style:font-weight-complex="bold"/>
    </style:style>
    <style:style style:name="T76" style:parent-style-name="Fuentedepárrafopredeter." style:family="text">
      <style:text-properties fo:font-weight="bold" style:font-weight-asian="bold" style:font-weight-complex="bold"/>
    </style:style>
    <style:style style:name="T77" style:parent-style-name="Fuentedepárrafopredeter." style:family="text">
      <style:text-properties fo:font-weight="bold" style:font-weight-asian="bold" style:font-weight-complex="bold"/>
    </style:style>
    <style:style style:name="T78" style:parent-style-name="Fuentedepárrafopredeter." style:family="text">
      <style:text-properties fo:font-weight="bold" style:font-weight-asian="bold" style:font-weight-complex="bold"/>
    </style:style>
    <style:style style:name="T79" style:parent-style-name="Fuentedepárrafopredeter." style:family="text">
      <style:text-properties fo:font-weight="bold" style:font-weight-asian="bold" style:font-weight-complex="bold"/>
    </style:style>
    <style:style style:name="T80" style:parent-style-name="Fuentedepárrafopredeter." style:family="text">
      <style:text-properties fo:font-weight="bold" style:font-weight-asian="bold" style:font-weight-complex="bold"/>
    </style:style>
    <style:style style:name="P81" style:parent-style-name="Standard" style:list-style-name="LFO1" style:family="paragraph"/>
    <style:style style:name="P82" style:parent-style-name="Standard" style:list-style-name="LFO1" style:family="paragraph"/>
    <style:style style:name="P83" style:parent-style-name="Standard" style:list-style-name="LFO1" style:family="paragraph"/>
    <style:style style:name="T84" style:parent-style-name="Fuentedepárrafopredeter." style:family="text">
      <style:text-properties fo:font-weight="bold" style:font-weight-asian="bold" style:font-weight-complex="bold"/>
    </style:style>
    <style:style style:name="T85" style:parent-style-name="Fuentedepárrafopredeter." style:family="text">
      <style:text-properties fo:color="#0066B3"/>
    </style:style>
    <style:style style:name="T86" style:parent-style-name="Fuentedepárrafopredeter." style:family="text">
      <style:text-properties fo:font-weight="bold" style:font-weight-asian="bold" style:font-weight-complex="bold"/>
    </style:style>
    <style:style style:name="T87" style:parent-style-name="Fuentedepárrafopredeter." style:family="text">
      <style:text-properties fo:color="#0066B3"/>
    </style:style>
    <style:style style:name="T88" style:parent-style-name="Fuentedepárrafopredeter." style:family="text">
      <style:text-properties fo:font-weight="bold" style:font-weight-asian="bold" style:font-weight-complex="bold"/>
    </style:style>
    <style:style style:name="T89" style:parent-style-name="Fuentedepárrafopredeter." style:family="text">
      <style:text-properties fo:color="#0066B3"/>
    </style:style>
    <style:style style:name="T90" style:parent-style-name="Fuentedepárrafopredeter." style:family="text">
      <style:text-properties fo:font-weight="bold" style:font-weight-asian="bold" style:font-weight-complex="bold"/>
    </style:style>
    <style:style style:name="T91" style:parent-style-name="Fuentedepárrafopredeter." style:family="text">
      <style:text-properties fo:color="#0066B3"/>
    </style:style>
    <style:style style:name="T92" style:parent-style-name="Fuentedepárrafopredeter." style:family="text">
      <style:text-properties fo:font-weight="bold" style:font-weight-asian="bold" style:font-weight-complex="bold"/>
    </style:style>
    <style:style style:name="P93" style:parent-style-name="Standard" style:family="paragraph">
      <style:text-properties fo:color="#4472C4"/>
    </style:style>
    <style:style style:name="P94" style:parent-style-name="Standard" style:family="paragraph">
      <style:text-properties fo:color="#4472C4"/>
    </style:style>
    <style:style style:name="T95" style:parent-style-name="Fuentedepárrafopredeter." style:family="text">
      <style:text-properties fo:font-weight="bold" style:font-weight-asian="bold" style:font-weight-complex="bold"/>
    </style:style>
    <style:style style:name="P96" style:parent-style-name="Normal" style:family="paragraph">
      <style:paragraph-properties style:vertical-align="auto" fo:margin-bottom="0.1388in" fo:line-height="115%"/>
      <style:text-properties style:font-name-asian="Calibri" style:font-name-complex="Liberation Serif" fo:color="#4472C4" style:letter-kerning="false" style:language-asian="en" style:country-asian="US" style:language-complex="ar" style:country-complex="SA" fo:hyphenate="true"/>
    </style:style>
    <style:style style:name="P97" style:parent-style-name="Normal" style:family="paragraph">
      <style:paragraph-properties style:vertical-align="auto" fo:margin-bottom="0.1388in" fo:line-height="115%"/>
      <style:text-properties style:font-name-asian="Calibri" style:font-name-complex="Liberation Serif" fo:color="#4472C4" style:letter-kerning="false" style:language-asian="en" style:country-asian="US" style:language-complex="ar" style:country-complex="SA" fo:hyphenate="true"/>
    </style:style>
    <style:style style:name="P98" style:parent-style-name="Normal" style:family="paragraph">
      <style:paragraph-properties style:vertical-align="auto" fo:margin-bottom="0.1388in" fo:line-height="115%"/>
      <style:text-properties style:font-name-asian="Calibri" style:font-name-complex="Liberation Serif" fo:color="#4472C4" style:letter-kerning="false" style:language-asian="en" style:country-asian="US" style:language-complex="ar" style:country-complex="SA" fo:hyphenate="true"/>
    </style:style>
    <style:style style:name="T99" style:parent-style-name="Fuentedepárrafopredeter." style:family="text">
      <style:text-properties fo:font-weight="bold" style:font-weight-asian="bold" style:font-weight-complex="bold"/>
    </style:style>
    <style:style style:name="T100" style:parent-style-name="Fuentedepárrafopredeter." style:family="text">
      <style:text-properties fo:color="#0066B3"/>
    </style:style>
    <style:style style:name="T101" style:parent-style-name="Fuentedepárrafopredeter." style:family="text">
      <style:text-properties fo:color="#0066B3"/>
    </style:style>
  </office:automatic-styles>
  <office:body>
    <office:text text:use-soft-page-breaks="true">
      <text:p text:style-name="P1">UD 1. Sistemas Informáticos. Estructura Funcional. Práctica 3 – Arquitectura de los ordenadores</text:p>
      <text:p text:style-name="P2"/>
      <text:p text:style-name="Standard">Actividad 1 ¿Qué es la arquitectura Harvard?¿En qué se diferencia de la arquitectura<text:s/>Von Neumann?</text:p>
      <text:p text:style-name="Standard"><text:span text:style-name="T3">Ut</text:span><text:span text:style-name="T4">ilizaban dispositivos de almacenamiento físicamente separados para las instrucciones y para los datos.</text:span></text:p>
      <text:p text:style-name="Standard"><text:span text:style-name="T5">La arquitectura de Von Neumann <text:s/>utilizan el mismo dispositivo de almacenamiento tanto para las instrucciones como para los datos (a difer</text:span><text:span text:style-name="T6">encia de la arquitectura Harvard).</text:span></text:p>
      <text:p text:style-name="Standard"/>
      <text:p text:style-name="Standard"><text:span text:style-name="T7">Actividad 2</text:span><text:s/>¿Cuál es la importancia del reloj en la CPU?</text:p>
      <text:p text:style-name="Standard"><text:s text:c="5"/><text:span text:style-name="T8">Es la velocidad a la que funciona el microprocesador internamente</text:span><text:span text:style-name="T9">, cuando más alto sea este número más rápido funcionara la CPU.</text:span><text:span text:style-name="T10"><text:s/>Se mide en Gigahercios (GHz).</text:span></text:p>
      <text:p text:style-name="Standard"/>
      <text:p text:style-name="Standard"/>
      <text:p text:style-name="Standard"><text:span text:style-name="T11"><text:s/>Actividad 3</text:span><text:s/>Indica los pasos que seguiría la CPU para ejecutar el siguiente programa.</text:p>
      <text:p text:style-name="Standard"/>
      <text:p text:style-name="Standard"/>
      <text:p text:style-name="Standard"/>
      <table:table table:style-name="Table12">
        <table:table-columns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Dirección de memoria</text:p>
          </table:table-cell>
          <table:table-cell table:style-name="TableCell18">
            <text:p text:style-name="P19">Contenido</text:p>
          </table:table-cell>
        </table:table-row>
        <table:table-row table:style-name="TableRow20">
          <table:table-cell table:style-name="TableCell21">
            <text:p text:style-name="P22">101</text:p>
          </table:table-cell>
          <table:table-cell table:style-name="TableCell23">
            <text:p text:style-name="P24">Leer Dato 1</text:p>
          </table:table-cell>
        </table:table-row>
        <table:table-row table:style-name="TableRow25">
          <table:table-cell table:style-name="TableCell26">
            <text:p text:style-name="P27">102</text:p>
          </table:table-cell>
          <table:table-cell table:style-name="TableCell28">
            <text:p text:style-name="P29">Leer Dato 2</text:p>
          </table:table-cell>
        </table:table-row>
        <table:table-row table:style-name="TableRow30">
          <table:table-cell table:style-name="TableCell31">
            <text:p text:style-name="P32">103</text:p>
          </table:table-cell>
          <table:table-cell table:style-name="TableCell33">
            <text:p text:style-name="P34">Calcular Dato2-Dato1</text:p>
          </table:table-cell>
        </table:table-row>
        <table:table-row table:style-name="TableRow35">
          <table:table-cell table:style-name="TableCell36">
            <text:p text:style-name="P37">104</text:p>
          </table:table-cell>
          <table:table-cell table:style-name="TableCell38">
            <text:p text:style-name="P39">Guardar resultado en Result</text:p>
          </table:table-cell>
        </table:table-row>
        <table:table-row table:style-name="TableRow40">
          <table:table-cell table:style-name="TableCell41">
            <text:p text:style-name="P42">105</text:p>
          </table:table-cell>
          <table:table-cell table:style-name="TableCell43">
            <text:p text:style-name="P44">Fin del programa</text:p>
          </table:table-cell>
        </table:table-row>
        <table:table-row table:style-name="TableRow45">
          <table:table-cell table:style-name="TableCell46">
            <text:p text:style-name="P47">106</text:p>
          </table:table-cell>
          <table:table-cell table:style-name="TableCell48">
            <text:p text:style-name="P49">Dato 1</text:p>
          </table:table-cell>
        </table:table-row>
        <table:table-row table:style-name="TableRow50">
          <table:table-cell table:style-name="TableCell51">
            <text:p text:style-name="P52">107</text:p>
          </table:table-cell>
          <table:table-cell table:style-name="TableCell53">
            <text:p text:style-name="P54">Dato 2</text:p>
          </table:table-cell>
        </table:table-row>
        <table:table-row table:style-name="TableRow55">
          <table:table-cell table:style-name="TableCell56">
            <text:p text:style-name="P57">108</text:p>
          </table:table-cell>
          <table:table-cell table:style-name="TableCell58">
            <text:p text:style-name="P59">Result</text:p>
          </table:table-cell>
        </table:table-row>
      </table:table>
      <text:p text:style-name="P60"/>
      <text:p text:style-name="P61"/>
      <text:p text:style-name="P62">La fase de busqueda</text:p>
      <text:p text:style-name="Standard">Primero se<text:s/>realizará<text:s/>una Fase de<text:s/>búsqueda<text:s/>de la direcciones.</text:p>
      <text:p text:style-name="Standard"><text:span text:style-name="T63">Paso 1</text:span>. La UC envía una microorden para transferir el contenido del registro del contador de instrucciones al registro de dirección de la memoria.</text:p>
      <text:p text:style-name="Standard"><text:span text:style-name="T64">Paso 2.</text:span><text:s/>Se selecciona la posición de memoria que indica RDM y se realiza una lectura<text:s/>depositándose<text:s/>en el RIM.</text:p>
      <text:p text:style-name="Standard"><text:span text:style-name="T65">Paso 3.</text:span><text:s/>Se ordena el traslado por parte de la UC de lo que hay en RIM al RI con que el RI se almacena la instrucción que se va a ejecutar, que estará compuesta por un código de operación y por el resto de instrucciones.</text:p>
      <text:p text:style-name="Standard"><text:span text:style-name="T66">Paso 4.</text:span><text:s/>El decodificador procede a la<text:s/>interpretación<text:s/>de la instrucción</text:p>
      <text:p text:style-name="Standard"><text:span text:style-name="T67">Paso 5.</text:span><text:s/>El registro de contador es incrementado con lo que su contenido sera la dirección de la próxima instrucción a ejecutar. <text:s/></text:p>
      <text:p text:style-name="Standard"/>
      <text:p text:style-name="Standard"><text:span text:style-name="T68">La Fase de<text:s/></text:span><text:span text:style-name="T69">ejecución</text:span></text:p>
      <text:p text:style-name="Standard"><text:span text:style-name="T70">Paso 6.</text:span><text:s/>La dirección de primer operando es transferida desde el RI hasta el RDM.</text:p>
      <text:p text:style-name="Standard"><text:span text:style-name="T71">Paso 7.</text:span><text:s/>Se selecciona la posición de memoria que contiene el RDM y se realiza una lectura depositándose lo leído en el RIM.</text:p>
      <text:p text:style-name="Standard"><text:span text:style-name="T72">Paso 8</text:span>. La Unidad de Control ordena que se transfiera el contenido de RIM a una de las entradas de la UAL.</text:p>
      <text:soft-page-break/>
      <text:p text:style-name="Standard"><text:span text:style-name="T73">Paso 9.</text:span><text:s/>Se transfiere la dirección de segundo operando desde el RI al RDM.</text:p>
      <text:p text:style-name="Standard"><text:span text:style-name="T74">Paso 10</text:span>. Se<text:s/>selecciona<text:s/>la<text:s/>posición<text:s/>de memoria del<text:s/>RDM se<text:s/>lee de memoria dejando lo<text:s/>leído<text:s text:c="2"/>en el <text:s text:c="9"/>RIM.</text:p>
      <text:p text:style-name="Standard"><text:span text:style-name="T75">Paso 11.</text:span><text:s/>Se transfiere el contenido del RIM a la otra entrada de la UAL.</text:p>
      <text:p text:style-name="Standard"><text:span text:style-name="T76">Paso 12.</text:span><text:s/>El secuenciador<text:s/>envía<text:s/>la microoden a la UAL para que ejecute la operación</text:p>
      <text:p text:style-name="Standard"><text:span text:style-name="T77">Paso 13.</text:span><text:s/>El<text:s/>resultado de<text:s/>la UAL se transfiere al RIM.</text:p>
      <text:p text:style-name="Standard"><text:span text:style-name="T78">Paso 14.</text:span><text:s text:c="2"/>Se trasfiere la dirección donde debe almacenarse el resultado desde el R.I al RDM.</text:p>
      <text:p text:style-name="Standard"><text:span text:style-name="T79">Paso 15.</text:span><text:s/>Se selecciona la<text:s/>posición<text:s/>de<text:s/>memoria donde se va almacenar el resultado y se escribe en esa posición de memoria lo que hay en el RIM.</text:p>
      <text:p text:style-name="Standard"/>
      <text:p text:style-name="Standard"/>
      <text:p text:style-name="Standard"><text:span text:style-name="T80">Ejercicio 4</text:span></text:p>
      <text:p text:style-name="Standard"/>
      <text:p text:style-name="Standard">Tenemos una mini CPU muy sencilla con las siguientes características:</text:p>
      <text:list text:style-name="LFO1" text:continue-numbering="true">
        <text:list-item>
          <text:p text:style-name="P81">Bus de datos de 8 bits</text:p>
        </text:list-item>
        <text:list-item>
          <text:p text:style-name="P82">Bus de direcciones de 16 bits</text:p>
        </text:list-item>
        <text:list-item>
          <text:p text:style-name="P83">Bus de control de 20 bits</text:p>
        </text:list-item>
      </text:list>
      <text:p text:style-name="Standard"/>
      <text:p text:style-name="Standard"><text:span text:style-name="T84">a)</text:span><text:s/>¿De qué tamaño deberían ser los registros?</text:p>
      <text:p text:style-name="Standard"><text:s text:c="7"/></text:p>
      <text:p text:style-name="Standard"><text:span text:style-name="T85">8 bits, por el bus de datos</text:span></text:p>
      <text:p text:style-name="Standard"/>
      <text:p text:style-name="Standard"><text:span text:style-name="T86">b)</text:span><text:s/>¿A cuánta información podemos acceder de una sola vez?</text:p>
      <text:p text:style-name="Standard"><text:s text:c="8"/></text:p>
      <text:p text:style-name="Standard"><text:span text:style-name="T87">8 bits por el bus de datos y de los registros</text:span></text:p>
      <text:p text:style-name="Standard"/>
      <text:p text:style-name="Standard"/>
      <text:p text:style-name="Standard"/>
      <text:p text:style-name="Standard"><text:span text:style-name="T88">c)</text:span><text:s/>¿A cuánta memoria como máximo podemos acceder?</text:p>
      <text:p text:style-name="Standard"><text:s text:c="8"/></text:p>
      <text:p text:style-name="Standard"><text:span text:style-name="T89">2 elevado a 16 ( 16 son los bits del bus de direcciones)</text:span></text:p>
      <text:p text:style-name="Standard"/>
      <text:p text:style-name="Standard"/>
      <text:p text:style-name="Standard"><text:span text:style-name="T90">d)<text:s/></text:span>¿Cuántas señales de<text:s/>control podemos tener?</text:p>
      <text:p text:style-name="Standard"/>
      <text:p text:style-name="Standard"><text:span text:style-name="T91"><text:s/>20 señales, que son los bits de control.</text:span></text:p>
      <text:p text:style-name="Standard"/>
      <text:p text:style-name="Standard"><text:span text:style-name="T92">e)</text:span><text:s/>¿Qué señales de control se activarán para ejecutar una lectura en memoria?</text:p>
      <text:p text:style-name="P93"/>
      <text:p text:style-name="P94"><text:s/>RIM, Selector, RPM</text:p>
      <text:p text:style-name="Standard"/>
      <text:p text:style-name="Standard"><text:span text:style-name="T95">f)</text:span><text:s/>¿Qué señales de control se activarán para ejecutar una escritura en memoria?</text:p>
      <text:p text:style-name="P96"/>
      <text:p text:style-name="P97">2 ^ 16 = 65536 posiciones de memoria</text:p>
      <text:p text:style-name="P98">Cada posición de memoria es un BYTE, luego 65536 Bytes o 65.5 Megabytes</text:p>
      <text:p text:style-name="Standard"/>
      <text:p text:style-name="Standard"><text:span text:style-name="T99">g)</text:span><text:s/>¿Cuál es el tamaño en<text:s/>bits de la memoria?</text:p>
      <text:p text:style-name="Standard"><text:s text:c="5"/><text:span text:style-name="T100"><text:s/></text:span></text:p>
      <text:p text:style-name="Standard"><text:span text:style-name="T101">(2 elevado a 16) x 8 ( las posiciones de 8 bits cada una)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PT Sans" svg:font-family="PT Sans" style:font-family-generic="system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lorens arbiol</dc:creator>
    <meta:creation-date>2017-10-15T21:14:00Z</meta:creation-date>
    <dc:date>2017-10-18T11:21:00Z</dc:date>
    <meta:template xlink:href="Normal" xlink:type="simple"/>
    <meta:editing-cycles>4</meta:editing-cycles>
    <meta:editing-duration>PT900S</meta:editing-duration>
    <meta:document-statistic meta:page-count="2" meta:paragraph-count="7" meta:word-count="564" meta:character-count="3662" meta:row-count="25" meta:non-whitespace-character-count="3105"/>
  </office:meta>
</office:document-meta>
</file>